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Error.RepositoryError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Error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rror.Repository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rror.RepositoryError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rror.get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Error.Repositor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